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669a5"/>
    </style:style>
    <style:style style:name="P5" style:family="paragraph" style:parent-style-name="Text_20_body">
      <style:text-properties officeooo:rsid="000669a5" officeooo:paragraph-rsid="00083037"/>
    </style:style>
    <style:style style:name="P6" style:family="paragraph" style:parent-style-name="Text_20_body">
      <style:text-properties officeooo:rsid="00083037" officeooo:paragraph-rsid="00083037"/>
    </style:style>
    <style:style style:name="P7" style:family="paragraph" style:parent-style-name="Text_20_body">
      <style:text-properties officeooo:rsid="00090466" officeooo:paragraph-rsid="00090466"/>
    </style:style>
    <style:style style:name="P8" style:family="paragraph" style:parent-style-name="Text_20_body">
      <style:text-properties officeooo:rsid="0009f2d4" officeooo:paragraph-rsid="0009f2d4"/>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text:p>
      <text:p text:style-name="P3"><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text:p>
      <text:p text:style-name="P4">Would reversing b_1 simply be employing a bollinger volatility breakout strategy? The strategy will enter a short when the low price penetrates the lower band by x% and vice versa for long. <text:span text:style-name="T4">I mainly tested shorts</text:span></text:p>
      <text:p text:style-name="P5">Result: Some profitable combinations were found for 2024 <text:span text:style-name="T4">and 2025 for x = 1.5%. Interestingly, lowering the threshold x to 0.5% gave very profitable trades for 2024, but was completely unprofitable for 2025.</text:span></text:p>
      <text:p text:style-name="P6">For observation purposes, reversing the trades (going long instead) for the 2025 data also did not net positive results.</text:p>
      <text:p text:style-name="P6"/>
      <text:p text:style-name="P7">The results in b_2 suggest that the entry requirements are not tight enough and can be easily picked up by noise. Some popular methods with bollinger bands are to incorporate other indicators such as RSI.</text:p>
      <text:p text:style-name="P7">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8">1h time frames tend to demonstrate the mean reversion quite consistently. Another benefit is that 1h time frames capture the wider price movements making it easier to set price probable price target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7-23T23:12:34.215051437</dc:date>
    <meta:editing-duration>PT24M7S</meta:editing-duration>
    <meta:editing-cycles>4</meta:editing-cycles>
    <meta:generator>LibreOffice/24.2.7.2$Linux_X86_64 LibreOffice_project/420$Build-2</meta:generator>
    <meta:document-statistic meta:table-count="0" meta:image-count="0" meta:object-count="0" meta:page-count="1" meta:paragraph-count="11" meta:word-count="263" meta:character-count="1622" meta:non-whitespace-character-count="1369"/>
  </office:meta>
</office:document-meta>
</file>